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weight="bold" officeooo:rsid="0005b7bb" officeooo:paragraph-rsid="0005b7bb" style:font-weight-asian="bold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weight="bold" officeooo:rsid="0005b7bb" officeooo:paragraph-rsid="0005b7b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 II</text:p>
      <text:p text:style-name="P2"><text:span text:style-name="T1"><text:tab/>*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2:19:15.305452782</meta:creation-date>
    <dc:date>2020-04-02T12:19:49.597607317</dc:date>
    <meta:editing-duration>PT34S</meta:editing-duration>
    <meta:editing-cycles>1</meta:editing-cycles>
    <meta:generator>LibreOffice/6.3.5.2$Linux_X86_64 LibreOffice_project/30$Build-2</meta:generator>
    <meta:document-statistic meta:table-count="0" meta:image-count="0" meta:object-count="0" meta:page-count="1" meta:paragraph-count="2" meta:word-count="3" meta:character-count="8" meta:non-whitespace-character-count="6"/>
  </office:meta>
</office:document-meta>
</file>